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6000000142ED3D1C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2a6099" draw:stroke-linejoin="round" svg:stroke-linecap="butt" draw:fill="none" fo:padding-top="0.04cm" fo:padding-bottom="0.04cm" fo:padding-left="0.04cm" fo:padding-right="0.04cm" loext:decorative="false"/>
    </style:style>
    <style:style style:name="gr2" style:family="graphic" style:parent-style-name="standard">
      <style:graphic-properties draw:stroke="none" draw:fill="solid" draw:fill-color="#2a6099" loext:decorative="false"/>
    </style:style>
    <style:style style:name="gr3" style:family="graphic" style:parent-style-name="standard">
      <style:graphic-properties draw:stroke="solid" svg:stroke-width="0.08cm" svg:stroke-color="#3465a4" draw:stroke-linejoin="round" svg:stroke-linecap="butt" draw:fill="none" fo:padding-top="0.04cm" fo:padding-bottom="0.04cm" fo:padding-left="0.04cm" fo:padding-right="0.04cm" loext:decorative="false"/>
    </style:style>
    <style:style style:name="gr4" style:family="graphic" style:parent-style-name="standard">
      <style:graphic-properties draw:stroke="none" draw:fill="solid" draw:fill-color="#3465a4" loext:decorative="false"/>
    </style:style>
    <style:style style:name="gr5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.2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0000" loext:decorative="false"/>
    </style:style>
    <style:style style:name="gr11" style:family="graphic" style:parent-style-name="standard">
      <style:graphic-properties draw:stroke="solid" svg:stroke-width="0cm" svg:stroke-color="#ff0000" draw:stroke-linejoin="round" svg:stroke-linecap="butt" draw:fill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2a6099"/>
    </style:style>
    <style:style style:name="P3" style:family="paragraph">
      <loext:graphic-properties draw:fill="solid" draw:fill-color="#3465a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/>
      <style:text-properties fo:font-size="22pt" style:font-size-asian="22pt" style:font-size-complex="22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8" style:family="paragraph">
      <loext:graphic-properties draw:fill="solid" draw:fill-color="#ff0000"/>
    </style:style>
    <style:style style:name="T1" style:family="text">
      <style:text-properties fo:color="#2a6099" loext:opacity="100%" style:font-name="Liberation Sans1" fo:font-size="22pt" fo:font-weight="normal" style:font-name-asian="Liberation Sans1" style:font-size-asian="22pt" style:font-weight-asian="normal" style:font-name-complex="Liberation Sans1" style:font-size-complex="22pt" style:font-weight-complex="normal"/>
    </style:style>
    <style:style style:name="T2" style:family="text">
      <style:text-properties fo:color="#000000" loext:opacity="100%" style:font-name="Liberation Sans1" fo:font-size="22pt" fo:font-weight="normal" style:font-name-asian="Liberation Sans1" style:font-size-asian="22pt" style:font-weight-asian="normal" style:font-name-complex="Liberation Sans1" style:font-size-complex="22pt" style:font-weight-complex="normal"/>
    </style:style>
    <style:style style:name="T3" style:family="text">
      <style:text-properties fo:color="#000000" loext:opacity="100%" style:font-name="Liberation Sans1" fo:font-size="12.8000001907349pt" fo:font-weight="normal" style:font-name-asian="Liberation Sans1" style:font-size-asian="12.8000001907349pt" style:font-weight-asian="normal" style:font-name-complex="Liberation Sans1" style:font-size-complex="12.8000001907349pt" style:font-weight-complex="normal"/>
    </style:style>
    <style:style style:name="T4" style:family="text">
      <style:text-properties fo:color="#ff0000" loext:opacity="100%" style:font-name="Liberation Sans1" fo:font-size="22pt" fo:font-weight="normal" style:font-name-asian="Liberation Sans1" style:font-size-asian="22pt" style:font-weight-asian="normal" style:font-name-complex="Liberation Sans1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4.821cm" svg:y1="10.789cm" svg:x2="1.157cm" svg:y2="5.062cm">
          <text:p/>
        </draw:line>
        <draw:polygon draw:style-name="gr2" draw:text-style-name="P2" draw:layer="layout" svg:width="0.484cm" svg:height="0.629cm" svg:x="0.82cm" svg:y="4.538cm" svg:viewBox="0 0 485 630" draw:points="213,630 0,0 485,457">
          <text:p/>
        </draw:polygon>
        <draw:line draw:style-name="gr1" draw:text-style-name="P1" draw:layer="layout" svg:x1="4.82cm" svg:y1="10.788cm" svg:x2="13.5cm" svg:y2="10.788cm">
          <text:p/>
        </draw:line>
        <draw:polygon draw:style-name="gr2" draw:text-style-name="P2" draw:layer="layout" svg:width="0.645cm" svg:height="0.322cm" svg:x="13.326cm" svg:y="10.627cm" svg:viewBox="0 0 646 323" draw:points="0,0 646,162 0,323">
          <text:p/>
        </draw:polygon>
        <draw:line draw:style-name="gr3" draw:text-style-name="P1" draw:layer="layout" svg:x1="4.82cm" svg:y1="10.788cm" svg:x2="4.82cm" svg:y2="3.911cm">
          <text:p/>
        </draw:line>
        <draw:polygon draw:style-name="gr4" draw:text-style-name="P3" draw:layer="layout" svg:width="0.322cm" svg:height="0.644cm" svg:x="4.659cm" svg:y="3.288cm" svg:viewBox="0 0 323 645" draw:points="0,645 162,0 323,645">
          <text:p/>
        </draw:polygon>
        <draw:line draw:style-name="gr5" draw:text-style-name="P1" draw:layer="layout" svg:x1="4.82cm" svg:y1="5.538cm" svg:x2="12.371cm" svg:y2="5.538cm">
          <text:p/>
        </draw:line>
        <draw:line draw:style-name="gr5" draw:text-style-name="P1" draw:layer="layout" svg:x1="12.372cm" svg:y1="5.539cm" svg:x2="9.37cm" svg:y2="0.788cm">
          <text:p/>
        </draw:line>
        <draw:line draw:style-name="gr5" draw:text-style-name="P1" draw:layer="layout" svg:x1="9.37cm" svg:y1="0.788cm" svg:x2="1.821cm" svg:y2="0.788cm">
          <text:p/>
        </draw:line>
        <draw:line draw:style-name="gr5" draw:text-style-name="P1" draw:layer="layout" svg:x1="1.821cm" svg:y1="0.788cm" svg:x2="4.821cm" svg:y2="5.539cm">
          <text:p/>
        </draw:line>
        <draw:line draw:style-name="gr5" draw:text-style-name="P1" draw:layer="layout" svg:x1="12.371cm" svg:y1="5.538cm" svg:x2="12.371cm" svg:y2="10.75cm">
          <text:p/>
        </draw:line>
        <draw:line draw:style-name="gr5" draw:text-style-name="P1" draw:layer="layout" svg:x1="1.821cm" svg:y1="0.788cm" svg:x2="1.821cm" svg:y2="6.038cm">
          <text:p/>
        </draw:line>
        <draw:line draw:style-name="gr5" draw:text-style-name="P1" draw:layer="layout" svg:x1="1.821cm" svg:y1="6.038cm" svg:x2="9.37cm" svg:y2="6.038cm">
          <text:p/>
        </draw:line>
        <draw:line draw:style-name="gr5" draw:text-style-name="P1" draw:layer="layout" svg:x1="4.82cm" svg:y1="10.788cm" svg:x2="4.82cm" svg:y2="5.538cm">
          <text:p/>
        </draw:line>
        <draw:line draw:style-name="gr5" draw:text-style-name="P1" draw:layer="layout" svg:x1="4.82cm" svg:y1="10.788cm" svg:x2="12.376cm" svg:y2="10.788cm">
          <text:p/>
        </draw:line>
        <draw:line draw:style-name="gr5" draw:text-style-name="P1" draw:layer="layout" svg:x1="4.821cm" svg:y1="10.789cm" svg:x2="1.821cm" svg:y2="6.038cm">
          <text:p/>
        </draw:line>
        <draw:frame draw:style-name="gr6" draw:text-style-name="P1" draw:layer="layout" svg:width="0.749cm" svg:height="0.681cm" svg:x="5.071cm" svg:y="4.605cm">
          <draw:image xlink:href="Pictures/1000000000000016000000142ED3D1C9.png" xlink:type="simple" xlink:show="embed" xlink:actuate="onLoad" draw:mime-type="image/png">
            <text:p/>
          </draw:image>
        </draw:frame>
        <draw:frame draw:style-name="gr6" draw:text-style-name="P1" draw:layer="layout" svg:width="0.749cm" svg:height="0.681cm" svg:x="10.521cm" svg:y="4.605cm">
          <draw:image xlink:href="Pictures/1000000000000016000000142ED3D1C9.png" xlink:type="simple" xlink:show="embed" xlink:actuate="onLoad" draw:mime-type="image/png">
            <text:p/>
          </draw:image>
        </draw:frame>
        <draw:line draw:style-name="gr5" draw:text-style-name="P1" draw:layer="layout" svg:x1="9.37cm" svg:y1="0.788cm" svg:x2="9.37cm" svg:y2="6.038cm">
          <text:p/>
        </draw:line>
        <draw:frame draw:style-name="gr6" draw:text-style-name="P1" draw:layer="layout" svg:width="0.749cm" svg:height="0.681cm" svg:x="8.271cm" svg:y="1.105cm">
          <draw:image xlink:href="Pictures/1000000000000016000000142ED3D1C9.png" xlink:type="simple" xlink:show="embed" xlink:actuate="onLoad" draw:mime-type="image/png">
            <text:p/>
          </draw:image>
        </draw:frame>
        <draw:frame draw:style-name="gr6" draw:text-style-name="P1" draw:layer="layout" svg:width="0.749cm" svg:height="0.681cm" svg:x="2.571cm" svg:y="1.105cm">
          <draw:image xlink:href="Pictures/1000000000000016000000142ED3D1C9.png" xlink:type="simple" xlink:show="embed" xlink:actuate="onLoad" draw:mime-type="image/png">
            <text:p/>
          </draw:image>
        </draw:frame>
        <draw:frame draw:style-name="gr7" draw:text-style-name="P5" draw:layer="layout" svg:width="1.293cm" svg:height="1.737cm" svg:x="11.95cm" svg:y="10.899cm">
          <draw:text-box>
            <text:p text:style-name="P4"><text:span text:style-name="T1">4 m</text:span></text:p>
          </draw:text-box>
        </draw:frame>
        <draw:frame draw:style-name="gr8" draw:text-style-name="P6" draw:layer="layout" svg:width="0.775cm" svg:height="0.869cm" svg:x="14.129cm" svg:y="10.3cm">
          <draw:text-box>
            <text:p text:style-name="P4"><text:span text:style-name="T1">x</text:span></text:p>
          </draw:text-box>
        </draw:frame>
        <draw:frame draw:style-name="gr8" draw:text-style-name="P6" draw:layer="layout" svg:width="0.775cm" svg:height="0.869cm" svg:x="0.45cm" svg:y="3.664cm">
          <draw:text-box>
            <text:p text:style-name="P4"><text:span text:style-name="T1">y</text:span></text:p>
          </draw:text-box>
        </draw:frame>
        <draw:frame draw:style-name="gr8" draw:text-style-name="P6" draw:layer="layout" svg:width="0.775cm" svg:height="0.869cm" svg:x="4.679cm" svg:y="2.452cm">
          <draw:text-box>
            <text:p text:style-name="P4"><text:span text:style-name="T1">z</text:span></text:p>
          </draw:text-box>
        </draw:frame>
        <draw:frame draw:style-name="gr8" draw:text-style-name="P6" draw:layer="layout" svg:width="1.078cm" svg:height="0.869cm" svg:x="12.621cm" svg:y="5.202cm">
          <draw:text-box>
            <text:p text:style-name="P4"><text:span text:style-name="T1">3m</text:span></text:p>
          </draw:text-box>
        </draw:frame>
        <draw:frame draw:style-name="gr8" draw:text-style-name="P6" draw:layer="layout" svg:width="1.293cm" svg:height="0.869cm" svg:x="0.3cm" svg:y="5.664cm">
          <draw:text-box>
            <text:p text:style-name="P4"><text:span text:style-name="T1">5 m</text:span></text:p>
          </draw:text-box>
        </draw:frame>
        <draw:frame draw:style-name="gr8" draw:text-style-name="P6" draw:layer="layout" svg:width="0.775cm" svg:height="0.869cm" svg:x="4cm" svg:y="10.414cm">
          <draw:text-box>
            <text:p text:style-name="P4"><text:span text:style-name="T1">0</text:span></text:p>
          </draw:text-box>
        </draw:frame>
        <draw:frame draw:style-name="gr8" draw:text-style-name="P6" draw:layer="layout" svg:width="1.509cm" svg:height="0.869cm" svg:x="7.829cm" svg:y="-0.086cm">
          <draw:text-box>
            <text:p text:style-name="P4"><text:span text:style-name="T2">LED</text:span></text:p>
          </draw:text-box>
        </draw:frame>
        <draw:frame draw:style-name="gr9" draw:text-style-name="P7" draw:layer="layout" svg:width="0.45cm" svg:height="0.509cm" svg:x="9.336cm" svg:y="0.262cm">
          <draw:text-box>
            <text:p text:style-name="P4"><text:span text:style-name="T3">3</text:span></text:p>
          </draw:text-box>
        </draw:frame>
        <draw:frame draw:style-name="gr8" draw:text-style-name="P6" draw:layer="layout" svg:width="1.509cm" svg:height="0.869cm" svg:x="2.071cm" svg:y="-0.048cm">
          <draw:text-box>
            <text:p text:style-name="P4"><text:span text:style-name="T2">LED</text:span></text:p>
          </draw:text-box>
        </draw:frame>
        <draw:frame draw:style-name="gr9" draw:text-style-name="P7" draw:layer="layout" svg:width="0.45cm" svg:height="0.509cm" svg:x="3.578cm" svg:y="0.3cm">
          <draw:text-box>
            <text:p text:style-name="P4"><text:span text:style-name="T3">4</text:span></text:p>
          </draw:text-box>
        </draw:frame>
        <draw:frame draw:style-name="gr8" draw:text-style-name="P6" draw:layer="layout" svg:width="1.509cm" svg:height="0.869cm" svg:x="5.129cm" svg:y="3.914cm">
          <draw:text-box>
            <text:p text:style-name="P4"><text:span text:style-name="T2">LED</text:span></text:p>
          </draw:text-box>
        </draw:frame>
        <draw:frame draw:style-name="gr9" draw:text-style-name="P7" draw:layer="layout" svg:width="0.45cm" svg:height="0.509cm" svg:x="6.636cm" svg:y="4.262cm">
          <draw:text-box>
            <text:p text:style-name="P4"><text:span text:style-name="T3">1</text:span></text:p>
          </draw:text-box>
        </draw:frame>
        <draw:frame draw:style-name="gr8" draw:text-style-name="P6" draw:layer="layout" svg:width="1.509cm" svg:height="0.869cm" svg:x="9.67cm" svg:y="3.914cm">
          <draw:text-box>
            <text:p text:style-name="P4"><text:span text:style-name="T2">LED</text:span></text:p>
          </draw:text-box>
        </draw:frame>
        <draw:line draw:style-name="gr5" draw:text-style-name="P1" draw:layer="layout" svg:x1="12.347cm" svg:y1="10.75cm" svg:x2="9.37cm" svg:y2="6.038cm">
          <text:p/>
        </draw:line>
        <draw:path draw:style-name="gr10" draw:text-style-name="P8" draw:layer="layout" svg:width="0.251cm" svg:height="0.251cm" svg:x="4.699cm" svg:y="10.65cm" svg:viewBox="0 0 252 252" svg:d="M252 126c0 23-6 44-17 63-10 18-27 35-47 46-18 11-39 17-61 17-24 0-44-6-64-17-18-11-35-28-46-46-11-19-17-40-17-63 0-22 6-43 17-62s28-35 46-47c20-11 40-17 64-17 22 0 43 6 61 17 20 12 37 28 47 47 11 19 17 40 17 62z">
          <text:p/>
        </draw:path>
        <draw:path draw:style-name="gr11" draw:text-style-name="P1" draw:layer="layout" svg:width="0.251cm" svg:height="0.251cm" svg:x="4.699cm" svg:y="10.65cm" svg:viewBox="0 0 252 252" svg:d="M252 126c0 23-6 44-17 63-10 18-27 35-47 46-18 11-39 17-61 17-24 0-44-6-64-17-18-11-35-28-46-46-11-19-17-40-17-63 0-22 6-43 17-62s28-35 46-47c20-11 40-17 64-17 22 0 43 6 61 17 20 12 37 28 47 47 11 19 17 40 17 62z">
          <text:p/>
        </draw:path>
        <draw:path draw:style-name="gr10" draw:text-style-name="P8" draw:layer="layout" svg:width="0.251cm" svg:height="0.251cm" svg:x="6.604cm" svg:y="10.652cm" svg:viewBox="0 0 252 252" svg:d="M252 127c0 22-6 43-17 62-10 19-26 35-47 46-18 11-39 17-61 17-23 0-44-6-64-17-18-11-34-27-46-46-11-19-17-40-17-62 0-23 6-44 17-63 12-19 28-35 46-46 20-12 41-18 64-18 22 0 43 6 61 18 21 11 37 27 47 46 11 19 17 40 17 63z">
          <text:p/>
        </draw:path>
        <draw:path draw:style-name="gr11" draw:text-style-name="P1" draw:layer="layout" svg:width="0.251cm" svg:height="0.251cm" svg:x="6.604cm" svg:y="10.652cm" svg:viewBox="0 0 252 252" svg:d="M252 127c0 22-6 43-17 62-10 19-26 35-47 46-18 11-39 17-61 17-23 0-44-6-64-17-18-11-34-27-46-46-11-19-17-40-17-62 0-23 6-44 17-63 12-19 28-35 46-46 20-12 41-18 64-18 22 0 43 6 61 18 21 11 37 27 47 46 11 19 17 40 17 63z">
          <text:p/>
        </draw:path>
        <draw:path draw:style-name="gr10" draw:text-style-name="P8" draw:layer="layout" svg:width="0.251cm" svg:height="0.251cm" svg:x="8.51cm" svg:y="10.651cm" svg:viewBox="0 0 252 252" svg:d="M252 127c0 22-6 43-17 62s-29 35-47 46c-20 11-40 17-63 17s-44-6-62-17c-19-11-36-27-46-46-11-19-17-40-17-62 0-23 6-44 17-63 10-19 27-35 46-46 18-12 39-18 62-18s43 6 63 18c18 11 36 27 47 46s17 40 17 63z">
          <text:p/>
        </draw:path>
        <draw:path draw:style-name="gr11" draw:text-style-name="P1" draw:layer="layout" svg:width="0.251cm" svg:height="0.251cm" svg:x="8.51cm" svg:y="10.651cm" svg:viewBox="0 0 252 252" svg:d="M252 127c0 22-6 43-17 62s-29 35-47 46c-20 11-40 17-63 17s-44-6-62-17c-19-11-36-27-46-46-11-19-17-40-17-62 0-23 6-44 17-63 10-19 27-35 46-46 18-12 39-18 62-18s43 6 63 18c18 11 36 27 47 46s17 40 17 63z">
          <text:p/>
        </draw:path>
        <draw:frame draw:style-name="gr9" draw:text-style-name="P7" draw:layer="layout" svg:width="0.45cm" svg:height="0.509cm" svg:x="11.177cm" svg:y="4.262cm">
          <draw:text-box>
            <text:p text:style-name="P4"><text:span text:style-name="T3">2</text:span></text:p>
          </draw:text-box>
        </draw:frame>
        <draw:frame draw:style-name="gr8" draw:text-style-name="P6" draw:layer="layout" svg:width="1.595cm" svg:height="0.869cm" svg:x="4.05cm" svg:y="11.076cm">
          <draw:text-box>
            <text:p text:style-name="P4"><text:span text:style-name="T4">(0,0)</text:span></text:p>
          </draw:text-box>
        </draw:frame>
        <draw:path draw:style-name="gr10" draw:text-style-name="P8" draw:layer="layout" svg:width="0.101cm" svg:height="0.101cm" svg:x="9.7cm" svg:y="11.45cm" svg:viewBox="0 0 102 102" svg:d="M102 52c0 8-3 17-8 25-4 7-10 14-18 18-8 5-17 7-24 7-10 0-20-2-27-7-8-4-14-11-19-18-4-8-6-17-6-25 0-9 2-18 6-26 5-7 11-15 19-19 7-5 17-7 27-7 7 0 16 2 24 7 8 4 14 12 18 19 5 8 8 17 8 26z">
          <text:p/>
        </draw:path>
        <draw:path draw:style-name="gr11" draw:text-style-name="P1" draw:layer="layout" svg:width="0.101cm" svg:height="0.101cm" svg:x="9.7cm" svg:y="11.45cm" svg:viewBox="0 0 102 102" svg:d="M102 52c0 8-3 17-8 25-4 7-10 14-18 18-8 5-17 7-24 7-10 0-20-2-27-7-8-4-14-11-19-18-4-8-6-17-6-25 0-9 2-18 6-26 5-7 11-15 19-19 7-5 17-7 27-7 7 0 16 2 24 7 8 4 14 12 18 19 5 8 8 17 8 26z">
          <text:p/>
        </draw:path>
        <draw:path draw:style-name="gr10" draw:text-style-name="P8" draw:layer="layout" svg:width="0.101cm" svg:height="0.101cm" svg:x="10.199cm" svg:y="11.45cm" svg:viewBox="0 0 102 102" svg:d="M102 52c0 8-2 17-6 25-5 7-11 14-19 18-7 5-16 7-24 7-9 0-19-2-27-7-8-4-14-11-18-18-5-8-8-17-8-25 0-9 3-18 8-26 4-7 10-15 18-19 8-5 18-7 27-7 8 0 17 2 24 7 8 4 14 12 19 19 4 8 6 17 6 26z">
          <text:p/>
        </draw:path>
        <draw:path draw:style-name="gr11" draw:text-style-name="P1" draw:layer="layout" svg:width="0.101cm" svg:height="0.101cm" svg:x="10.199cm" svg:y="11.45cm" svg:viewBox="0 0 102 102" svg:d="M102 52c0 8-2 17-6 25-5 7-11 14-19 18-7 5-16 7-24 7-9 0-19-2-27-7-8-4-14-11-18-18-5-8-8-17-8-25 0-9 3-18 8-26 4-7 10-15 18-19 8-5 18-7 27-7 8 0 17 2 24 7 8 4 14 12 19 19 4 8 6 17 6 26z">
          <text:p/>
        </draw:path>
        <draw:path draw:style-name="gr10" draw:text-style-name="P8" draw:layer="layout" svg:width="0.101cm" svg:height="0.101cm" svg:x="9.949cm" svg:y="11.451cm" svg:viewBox="0 0 102 102" svg:d="M102 52c0 8-1 17-7 25-3 7-12 14-18 18-9 5-17 7-26 7s-17-2-26-7c-6-4-14-11-17-18-6-8-8-17-8-25 0-9 2-18 8-26 3-7 11-14 17-19 9-5 17-7 26-7s17 2 26 7c6 5 15 12 18 19 6 8 7 17 7 26z">
          <text:p/>
        </draw:path>
        <draw:path draw:style-name="gr11" draw:text-style-name="P1" draw:layer="layout" svg:width="0.101cm" svg:height="0.101cm" svg:x="9.949cm" svg:y="11.451cm" svg:viewBox="0 0 102 102" svg:d="M102 52c0 8-1 17-7 25-3 7-12 14-18 18-9 5-17 7-26 7s-17-2-26-7c-6-4-14-11-17-18-6-8-8-17-8-25 0-9 2-18 8-26 3-7 11-14 17-19 9-5 17-7 26-7s17 2 26 7c6 5 15 12 18 19 6 8 7 17 7 26z">
          <text:p/>
        </draw:path>
        <draw:path draw:style-name="gr10" draw:text-style-name="P8" draw:layer="layout" svg:width="0.251cm" svg:height="0.251cm" svg:x="4.119cm" svg:y="9.75cm" svg:viewBox="0 0 252 252" svg:d="M252 126c0 22-6 44-17 63-10 19-27 35-45 46-19 11-40 17-63 17s-43-6-63-17c-18-11-35-27-47-46-11-19-17-41-17-63 0-23 6-44 17-63 12-19 29-35 47-46 20-11 40-17 63-17s44 6 63 17c18 11 35 27 45 46 11 19 17 40 17 63z">
          <text:p/>
        </draw:path>
        <draw:path draw:style-name="gr11" draw:text-style-name="P1" draw:layer="layout" svg:width="0.251cm" svg:height="0.251cm" svg:x="4.119cm" svg:y="9.75cm" svg:viewBox="0 0 252 252" svg:d="M252 126c0 22-6 44-17 63-10 19-27 35-45 46-19 11-40 17-63 17s-43-6-63-17c-18-11-35-27-47-46-11-19-17-41-17-63 0-23 6-44 17-63 12-19 29-35 47-46 20-11 40-17 63-17s44 6 63 17c18 11 35 27 45 46 11 19 17 40 17 63z">
          <text:p/>
        </draw:path>
        <draw:path draw:style-name="gr10" draw:text-style-name="P8" draw:layer="layout" svg:width="0.251cm" svg:height="0.251cm" svg:x="3.559cm" svg:y="8.85cm" svg:viewBox="0 0 252 252" svg:d="M252 127c0 22-6 43-17 62-10 19-27 35-45 46-19 11-40 17-63 17s-43-6-64-17c-18-11-35-27-46-46s-17-40-17-62c0-23 6-44 17-63 11-20 28-36 46-47 21-11 41-17 64-17s44 6 63 17c18 11 35 27 45 47 11 19 17 40 17 63z">
          <text:p/>
        </draw:path>
        <draw:path draw:style-name="gr11" draw:text-style-name="P1" draw:layer="layout" svg:width="0.251cm" svg:height="0.251cm" svg:x="3.559cm" svg:y="8.85cm" svg:viewBox="0 0 252 252" svg:d="M252 127c0 22-6 43-17 62-10 19-27 35-45 46-19 11-40 17-63 17s-43-6-64-17c-18-11-35-27-46-46s-17-40-17-62c0-23 6-44 17-63 11-20 28-36 46-47 21-11 41-17 64-17s44 6 63 17c18 11 35 27 45 47 11 19 17 40 17 63z">
          <text:p/>
        </draw:path>
        <draw:frame draw:style-name="gr8" draw:text-style-name="P6" draw:layer="layout" svg:width="1.595cm" svg:height="0.869cm" svg:x="2.3cm" svg:y="9.526cm">
          <draw:text-box>
            <text:p text:style-name="P4"><text:span text:style-name="T4">(1,0)</text:span></text:p>
          </draw:text-box>
        </draw:frame>
        <draw:path draw:style-name="gr10" draw:text-style-name="P8" draw:layer="layout" svg:width="0.101cm" svg:height="0.101cm" svg:x="2.249cm" svg:y="8.25cm" svg:viewBox="0 0 102 102" svg:d="M102 51c0 8-2 17-6 25-5 8-11 15-19 19-7 5-16 7-24 7-9 0-18-2-27-7-8-4-14-11-18-19-5-8-8-17-8-25 0-9 3-18 8-26 4-7 10-14 18-18 9-5 18-7 27-7 8 0 17 2 24 7 8 4 14 11 19 18 4 8 6 17 6 26z">
          <text:p/>
        </draw:path>
        <draw:path draw:style-name="gr11" draw:text-style-name="P1" draw:layer="layout" svg:width="0.101cm" svg:height="0.101cm" svg:x="2.249cm" svg:y="8.25cm" svg:viewBox="0 0 102 102" svg:d="M102 51c0 8-2 17-6 25-5 8-11 15-19 19-7 5-16 7-24 7-9 0-18-2-27-7-8-4-14-11-18-19-5-8-8-17-8-25 0-9 3-18 8-26 4-7 10-14 18-18 9-5 18-7 27-7 8 0 17 2 24 7 8 4 14 11 19 18 4 8 6 17 6 26z">
          <text:p/>
        </draw:path>
        <draw:path draw:style-name="gr10" draw:text-style-name="P8" draw:layer="layout" svg:width="0.101cm" svg:height="0.101cm" svg:x="2.099cm" svg:y="8cm" svg:viewBox="0 0 102 102" svg:d="M102 52c0 8-2 17-6 25-5 7-11 14-20 18-7 5-16 7-24 7-9 0-18-2-26-7-8-4-14-11-18-18-5-8-8-17-8-25 0-9 3-18 8-27 4-7 10-14 18-18 8-5 17-7 26-7 8 0 17 2 24 7 9 4 15 11 20 18 4 9 6 18 6 27z">
          <text:p/>
        </draw:path>
        <draw:path draw:style-name="gr11" draw:text-style-name="P1" draw:layer="layout" svg:width="0.101cm" svg:height="0.101cm" svg:x="2.099cm" svg:y="8cm" svg:viewBox="0 0 102 102" svg:d="M102 52c0 8-2 17-6 25-5 7-11 14-20 18-7 5-16 7-24 7-9 0-18-2-26-7-8-4-14-11-18-18-5-8-8-17-8-25 0-9 3-18 8-27 4-7 10-14 18-18 8-5 17-7 26-7 8 0 17 2 24 7 9 4 15 11 20 18 4 9 6 18 6 27z">
          <text:p/>
        </draw:path>
        <draw:path draw:style-name="gr10" draw:text-style-name="P8" draw:layer="layout" svg:width="0.101cm" svg:height="0.101cm" svg:x="1.949cm" svg:y="7.75cm" svg:viewBox="0 0 102 102" svg:d="M102 51c0 7-2 17-6 25-5 8-11 15-18 19-8 5-17 7-25 7-9 0-18-2-26-7-9-4-15-11-19-19-5-8-8-18-8-25 0-9 3-18 8-26 4-7 10-14 19-18 8-5 17-7 26-7 8 0 17 2 25 7 7 4 13 11 18 18 4 8 6 17 6 26z">
          <text:p/>
        </draw:path>
        <draw:path draw:style-name="gr11" draw:text-style-name="P1" draw:layer="layout" svg:width="0.101cm" svg:height="0.101cm" svg:x="1.949cm" svg:y="7.75cm" svg:viewBox="0 0 102 102" svg:d="M102 51c0 7-2 17-6 25-5 8-11 15-18 19-8 5-17 7-25 7-9 0-18-2-26-7-9-4-15-11-19-19-5-8-8-18-8-25 0-9 3-18 8-26 4-7 10-14 19-18 8-5 17-7 26-7 8 0 17 2 25 7 7 4 13 11 18 18 4 8 6 17 6 26z">
          <text:p/>
        </draw:path>
        <draw:path draw:style-name="gr10" draw:text-style-name="P8" draw:layer="layout" svg:width="0.251cm" svg:height="0.251cm" svg:x="5.25cm" svg:y="9.75cm" svg:viewBox="0 0 252 252" svg:d="M252 126c0 22-6 44-17 63-12 19-27 35-47 46-19 11-40 17-62 17-23 0-45-6-63-17-20-11-35-27-46-46s-17-41-17-63c0-23 6-44 17-63s26-35 46-46c18-11 40-17 63-17 22 0 43 6 62 17 20 11 35 27 47 46 11 19 17 40 17 63z">
          <text:p/>
        </draw:path>
        <draw:path draw:style-name="gr11" draw:text-style-name="P1" draw:layer="layout" svg:width="0.251cm" svg:height="0.251cm" svg:x="5.25cm" svg:y="9.75cm" svg:viewBox="0 0 252 252" svg:d="M252 126c0 22-6 44-17 63-12 19-27 35-47 46-19 11-40 17-62 17-23 0-45-6-63-17-20-11-35-27-46-46s-17-41-17-63c0-23 6-44 17-63s26-35 46-46c18-11 40-17 63-17 22 0 43 6 62 17 20 11 35 27 47 46 11 19 17 40 17 63z">
          <text:p/>
        </draw:path>
        <draw:path draw:style-name="gr10" draw:text-style-name="P8" draw:layer="layout" svg:width="0.101cm" svg:height="0.101cm" svg:x="5.599cm" svg:y="9.4cm" svg:viewBox="0 0 102 102" svg:d="M102 52c0 8-2 17-6 25-5 7-11 14-19 18-7 5-16 7-24 7-9 0-18-2-26-7-8-4-14-11-18-18-6-8-9-17-9-25 0-10 3-19 9-27 4-7 10-14 18-18 8-5 17-7 26-7 8 0 17 2 24 7 8 4 14 11 19 18 4 8 6 17 6 27z">
          <text:p/>
        </draw:path>
        <draw:path draw:style-name="gr11" draw:text-style-name="P1" draw:layer="layout" svg:width="0.101cm" svg:height="0.101cm" svg:x="5.599cm" svg:y="9.4cm" svg:viewBox="0 0 102 102" svg:d="M102 52c0 8-2 17-6 25-5 7-11 14-19 18-7 5-16 7-24 7-9 0-18-2-26-7-8-4-14-11-18-18-6-8-9-17-9-25 0-10 3-19 9-27 4-7 10-14 18-18 8-5 17-7 26-7 8 0 17 2 24 7 8 4 14 11 19 18 4 8 6 17 6 27z">
          <text:p/>
        </draw:path>
        <draw:path draw:style-name="gr10" draw:text-style-name="P8" draw:layer="layout" svg:width="0.101cm" svg:height="0.101cm" svg:x="5.749cm" svg:y="9.15cm" svg:viewBox="0 0 102 102" svg:d="M102 51c0 8-2 17-6 25-5 7-11 14-19 19-7 5-16 7-25 7s-18-2-26-7-14-12-18-19c-5-8-8-17-8-25 0-9 3-18 8-26 4-7 10-14 18-18 8-5 17-7 26-7s18 2 25 7c8 4 14 11 19 18 4 8 6 17 6 26z">
          <text:p/>
        </draw:path>
        <draw:path draw:style-name="gr11" draw:text-style-name="P1" draw:layer="layout" svg:width="0.101cm" svg:height="0.101cm" svg:x="5.749cm" svg:y="9.15cm" svg:viewBox="0 0 102 102" svg:d="M102 51c0 8-2 17-6 25-5 7-11 14-19 19-7 5-16 7-25 7s-18-2-26-7-14-12-18-19c-5-8-8-17-8-25 0-9 3-18 8-26 4-7 10-14 18-18 8-5 17-7 26-7s18 2 25 7c8 4 14 11 19 18 4 8 6 17 6 26z">
          <text:p/>
        </draw:path>
        <draw:path draw:style-name="gr10" draw:text-style-name="P8" draw:layer="layout" svg:width="0.101cm" svg:height="0.101cm" svg:x="5.899cm" svg:y="8.9cm" svg:viewBox="0 0 102 102" svg:d="M102 52c0 8-2 17-6 25-5 7-11 14-19 18-7 5-16 7-24 7-9 0-18-2-26-7-8-4-14-11-19-18-5-8-8-17-8-25 0-9 3-19 8-27 5-7 11-14 19-18 8-5 17-7 26-7 8 0 17 2 24 7 8 4 14 11 19 18 4 8 6 18 6 27z">
          <text:p/>
        </draw:path>
        <draw:path draw:style-name="gr11" draw:text-style-name="P1" draw:layer="layout" svg:width="0.101cm" svg:height="0.101cm" svg:x="5.899cm" svg:y="8.9cm" svg:viewBox="0 0 102 102" svg:d="M102 52c0 8-2 17-6 25-5 7-11 14-19 18-7 5-16 7-24 7-9 0-18-2-26-7-8-4-14-11-19-18-5-8-8-17-8-25 0-9 3-19 8-27 5-7 11-14 19-18 8-5 17-7 26-7 8 0 17 2 24 7 8 4 14 11 19 18 4 8 6 18 6 27z">
          <text:p/>
        </draw:path>
        <draw:frame draw:style-name="gr8" draw:text-style-name="P6" draw:layer="layout" svg:width="1.595cm" svg:height="0.869cm" svg:x="1.7cm" svg:y="8.526cm">
          <draw:text-box>
            <text:p text:style-name="P4"><text:span text:style-name="T4">(2,0)</text:span></text:p>
          </draw:text-box>
        </draw:frame>
        <draw:frame draw:style-name="gr8" draw:text-style-name="P6" draw:layer="layout" svg:width="1.595cm" svg:height="0.869cm" svg:x="5.65cm" svg:y="9.276cm">
          <draw:text-box>
            <text:p text:style-name="P4"><text:span text:style-name="T4">(1,1)</text:span></text:p>
          </draw:text-box>
        </draw:frame>
        <draw:frame draw:style-name="gr8" draw:text-style-name="P6" draw:layer="layout" svg:width="1.595cm" svg:height="0.869cm" svg:x="5.951cm" svg:y="11.077cm">
          <draw:text-box>
            <text:p text:style-name="P4"><text:span text:style-name="T4">(1,0)</text:span></text:p>
          </draw:text-box>
        </draw:frame>
        <draw:frame draw:style-name="gr8" draw:text-style-name="P6" draw:layer="layout" svg:width="1.595cm" svg:height="0.869cm" svg:x="7.851cm" svg:y="11.077cm">
          <draw:text-box>
            <text:p text:style-name="P4"><text:span text:style-name="T4">(2,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9cm" fo:margin-left="0cm" fo:margin-right="0cm" fo:page-width="15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5T20:03:39.372497000</dc:date>
    <meta:editing-duration>PT13M44S</meta:editing-duration>
    <meta:editing-cycles>3</meta:editing-cycles>
    <meta:generator>LibreOffice/25.8.3.2$Windows_X86_64 LibreOffice_project/8ca8d55c161d602844f5428fa4b58097424e324e</meta:generator>
    <meta:print-date>2025-12-15T20:00:06.329483800</meta:print-date>
    <meta:printed-by>Arquivos PDF</meta:printed-by>
    <meta:document-statistic meta:object-count="73"/>
  </office:meta>
</office:document-meta>
</file>